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f0dc9" officeooo:paragraph-rsid="001f0dc9"/>
    </style:style>
    <style:style style:name="P2" style:family="paragraph" style:parent-style-name="Standard">
      <style:text-properties officeooo:paragraph-rsid="00223c4d"/>
    </style:style>
    <style:style style:name="P3" style:family="paragraph" style:parent-style-name="Standard">
      <style:text-properties fo:font-style="normal" style:text-underline-style="none" fo:font-weight="normal" officeooo:rsid="00248448" officeooo:paragraph-rsid="002641cf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style:text-underline-style="none" fo:font-weight="normal" officeooo:rsid="0026c3c9" officeooo:paragraph-rsid="0026c3c9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style:text-underline-style="none" fo:font-weight="normal" officeooo:rsid="00277eff" officeooo:paragraph-rsid="00277eff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style:text-underline-style="none" fo:font-weight="normal" officeooo:rsid="00277eff" officeooo:paragraph-rsid="002e2761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style:text-underline-style="none" fo:font-weight="normal" officeooo:rsid="0029d31d" officeooo:paragraph-rsid="0029d31d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style:text-underline-style="none" fo:font-weight="normal" officeooo:rsid="0020b7c0" officeooo:paragraph-rsid="00223c4d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style:text-underline-style="none" fo:font-weight="normal" officeooo:rsid="002bb3b5" officeooo:paragraph-rsid="002bb3b5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style:text-underline-style="none" fo:font-weight="normal" officeooo:rsid="002bb3b5" officeooo:paragraph-rsid="002e2761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style:text-underline-style="none" fo:font-weight="bold" officeooo:rsid="001f0dc9" officeooo:paragraph-rsid="00277eff" style:font-style-asian="normal" style:font-weight-asian="bold" style:font-style-complex="normal" style:font-weight-complex="bold"/>
    </style:style>
    <style:style style:name="P12" style:family="paragraph" style:parent-style-name="Standard">
      <style:text-properties fo:font-style="normal" style:text-underline-style="none" fo:font-weight="bold" officeooo:rsid="0026c3c9" officeooo:paragraph-rsid="0026c3c9" style:font-style-asian="normal" style:font-weight-asian="bold" style:font-style-complex="normal" style:font-weight-complex="bold"/>
    </style:style>
    <style:style style:name="P13" style:family="paragraph" style:parent-style-name="Standard">
      <style:text-properties fo:font-style="normal" style:text-underline-style="none" fo:font-weight="bold" officeooo:rsid="00277eff" officeooo:paragraph-rsid="00277eff" style:font-style-asian="normal" style:font-weight-asian="bold" style:font-style-complex="normal" style:font-weight-complex="bold"/>
    </style:style>
    <style:style style:name="P14" style:family="paragraph" style:parent-style-name="Standard">
      <style:text-properties officeooo:rsid="00248448" officeooo:paragraph-rsid="00277eff"/>
    </style:style>
    <style:style style:name="P15" style:family="paragraph" style:parent-style-name="Standard">
      <style:text-properties officeooo:rsid="002369db" officeooo:paragraph-rsid="002369db"/>
    </style:style>
    <style:style style:name="P16" style:family="paragraph" style:parent-style-name="Standard">
      <style:text-properties fo:language="zxx" fo:country="none" fo:font-style="normal" style:text-underline-style="none" fo:font-weight="bold" officeooo:rsid="00277eff" officeooo:paragraph-rsid="002e2761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17" style:family="paragraph" style:parent-style-name="Standard">
      <style:text-properties fo:font-style="normal" style:text-underline-style="none" fo:font-weight="normal" officeooo:rsid="0029d31d" officeooo:paragraph-rsid="002e2761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style:text-underline-style="none" fo:font-weight="normal" officeooo:rsid="002e642d" officeooo:paragraph-rsid="002e642d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officeooo:paragraph-rsid="002e642d"/>
    </style:style>
    <style:style style:name="P20" style:family="paragraph" style:parent-style-name="Standard">
      <style:text-properties fo:language="zxx" fo:country="none" fo:font-style="normal" style:text-underline-style="none" fo:font-weight="bold" officeooo:rsid="00277eff" officeooo:paragraph-rsid="002e642d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21" style:family="paragraph" style:parent-style-name="Standard">
      <style:text-properties fo:language="zxx" fo:country="none" fo:font-style="normal" style:text-underline-style="none" fo:font-weight="normal" officeooo:rsid="00277eff" officeooo:paragraph-rsid="002e642d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text-underline-style="none" fo:font-weight="normal" officeooo:rsid="0020b7c0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officeooo:rsid="00237e29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none" fo:font-weight="normal" officeooo:rsid="00223c4d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none" fo:font-weight="normal" officeooo:rsid="0023c39b" style:font-style-asian="normal" style:font-weight-asian="normal" style:font-style-complex="normal" style:font-weight-complex="normal"/>
    </style:style>
    <style:style style:name="T6" style:family="text">
      <style:text-properties fo:font-style="normal" style:text-underline-style="none" fo:font-weight="normal" officeooo:rsid="002e642d" style:font-style-asian="normal" style:font-weight-asian="normal" style:font-style-complex="normal" style:font-weight-complex="normal"/>
    </style:style>
    <style:style style:name="T7" style:family="text">
      <style:text-properties fo:font-style="italic" style:text-underline-style="none" fo:font-weight="normal" officeooo:rsid="00223c4d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officeooo:rsid="00277eff"/>
    </style:style>
    <style:style style:name="T11" style:family="text">
      <style:text-properties officeooo:rsid="002e2761"/>
    </style:style>
    <style:style style:name="T12" style:family="text">
      <style:text-properties officeooo:rsid="002e642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tokoll<text:span text:style-name="T10">e Bugtesting</text:span></text:p>
      <text:p text:style-name="P1">P-Seminar Informatik</text:p>
      <text:p text:style-name="P1"/>
      <text:p text:style-name="P14"><text:a xlink:type="simple" xlink:href="https://github.com/Rexjek/Rithmomachie/blob/master/bugs" text:style-name="Internet_20_link" text:visited-style-name="Visited_20_Internet_20_Link"><text:span text:style-name="T3">h</text:span></text:a><text:a xlink:type="simple" xlink:href="https://github.com/Rexjek/Rithmomachie/blob/master/bugs" text:style-name="Internet_20_link" text:visited-style-name="Visited_20_Internet_20_Link">ttps://github.com/Rexjek/Rithmomachie/blob/master/bugs</text:a><text:span text:style-name="T1"> 1.4.5a.txt</text:span></text:p>
      <text:p text:style-name="P1"/>
      <text:p text:style-name="P11">04.06.2018</text:p>
      <text:p text:style-name="P1">Paul Morgenthaler / Max Baumann</text:p>
      <text:p text:style-name="P8"/>
      <text:p text:style-name="P2"><text:span text:style-name="T2">1. Bestätigung der bestehenden Bugs </text:span><text:span text:style-name="T7">(siehe Dokument: </text:span><text:span text:style-name="Strong_20_Emphasis"><text:span text:style-name="T9">bugs</text:span></text:span><text:span text:style-name="Strong_20_Emphasis"><text:span text:style-name="T8"> </text:span></text:span><text:span text:style-name="Strong_20_Emphasis"><text:span text:style-name="T9">1.4.5a.txt</text:span></text:span><text:span text:style-name="T7">)</text:span></text:p>
      <text:p text:style-name="P15"><text:span text:style-name="T4">Ü</text:span><text:span text:style-name="T1">berarbeitung des Dokuments mit "#" für behoben, "." für nicht behoben, "</text:span><text:span text:style-name="T5">+" für neue Bugs</text:span><text:span text:style-name="T1"> </text:span></text:p>
      <text:p text:style-name="P3"/>
      <text:p text:style-name="P12">11.06.2018</text:p>
      <text:p text:style-name="P4">Max Baumann</text:p>
      <text:p text:style-name="P4"/>
      <text:p text:style-name="P4">Hinzu<text:span text:style-name="T10">f</text:span>ügen von diversen gefundenen Bugs in das oben verlinkte Dokument</text:p>
      <text:p text:style-name="P4"/>
      <text:p text:style-name="P13">18.06.2018</text:p>
      <text:p text:style-name="P5">Paul Morgenthaler / Max Baumann</text:p>
      <text:p text:style-name="P5"/>
      <text:p text:style-name="P7">Suchen nach neuen Bugs schwerfällig, Verallgemeinerung der bereits bestehenden Bugs.</text:p>
      <text:p text:style-name="P9">Aktualisierung der Bugliste auf <text:s/>Basis von Version 1.4.6.rar</text:p>
      <text:p text:style-name="P9"/>
      <text:p text:style-name="P16">25.06.2018</text:p>
      <text:p text:style-name="P6">Paul Morgenthaler / Max Baumann</text:p>
      <text:p text:style-name="P6"/>
      <text:p text:style-name="P10">Aktualisierung der Bugliste auf <text:s/>Basis von Version 1.4.6.rar</text:p>
      <text:p text:style-name="P17">Suchen nach neuen Bugs <text:span text:style-name="T11">aufgrund neuer Version 1.4.6</text:span></text:p>
      <text:p text:style-name="P17"/>
      <text:p text:style-name="P20">17.09.2018</text:p>
      <text:p text:style-name="P21">Paul Morgenthaler / Max Baumann</text:p>
      <text:p text:style-name="P18"/>
      <text:p text:style-name="P19"><text:span text:style-name="T6">Analyse des Spieles </text:span>Rhythmomachia-The Philosopher´s Game, <text:span text:style-name="T12">Ergebnisse siehe Github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27M18S</meta:editing-duration>
    <meta:editing-cycles>14</meta:editing-cycles>
    <meta:generator>LibreOffice/5.4.2.2$Windows_X86_64 LibreOffice_project/22b09f6418e8c2d508a9eaf86b2399209b0990f4</meta:generator>
    <dc:date>2018-09-24T15:35:21.583000000</dc:date>
    <meta:document-statistic meta:table-count="0" meta:image-count="0" meta:object-count="0" meta:page-count="1" meta:paragraph-count="21" meta:word-count="110" meta:character-count="857" meta:non-whitespace-character-count="765"/>
    <meta:user-defined meta:name="Info 1"/>
    <meta:user-defined meta:name="Info 2"/>
    <meta:user-defined meta:name="Info 3"/>
    <meta:user-defined meta:name="Info 4"/>
  </office:meta>
</office:document-meta>
</file>